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name="sx dx" draw:style-name="gr1" draw:text-style-name="P1" svg:width="159.99mm" svg:height="89.99mm" svg:x="50.11mm" svg:y="37.12mm">
            <draw:object draw:notify-on-update-of-ranges="Foglio1.A9:Foglio1.A15 Foglio1.B9:Foglio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89.99mm" svg:x="229.52mm" svg:y="63.11mm">
            <draw:object draw:notify-on-update-of-ranges="Foglio1.K11:Foglio1.K17 Foglio1.L11:Foglio1.L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eltax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I (T)</text:p>
          </table:table-cell>
          <table:table-cell office:value-type="string" calcext:value-type="string">
            <text:p>Scesa a </text:p>
          </table:table-cell>
          <table:table-cell office:value-type="string" calcext:value-type="string">
            <text:p>semidispersioni</text:p>
          </table:table-cell>
          <table:table-cell office:value-type="string" calcext:value-type="string">
            <text:p>media dispersioni</text:p>
          </table:table-cell>
          <table:table-cell/>
          <table:table-cell office:value-type="string" calcext:value-type="string">
            <text:p>variazione sx dx</text:p>
          </table:table-cell>
          <table:table-cell office:value-type="string" calcext:value-type="string">
            <text:p>variazioe alto basso</text:p>
          </table:table-cell>
          <table:table-cell office:value-type="string" calcext:value-type="string">
            <text:p>variazione media</text:p>
          </table:table-cell>
          <table:table-cell office:value-type="string" calcext:value-type="string">
            <text:p>err percentu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,285</text:p>
          </table:table-cell>
          <table:table-cell table:number-columns-repeated="2"/>
          <table:table-cell office:value-type="float" office:value="4.2" calcext:value-type="float">
            <text:p>4,2</text:p>
          </table:table-cell>
          <table:table-cell office:value-type="float" office:value="0.282" calcext:value-type="float">
            <text:p>0,282</text:p>
          </table:table-cell>
          <table:table-cell/>
          <table:table-cell office:value-type="float" office:value="4.13" calcext:value-type="float">
            <text:p>4,13</text:p>
          </table:table-cell>
          <table:table-cell office:value-type="float" office:value="4.07" calcext:value-type="float">
            <text:p>4,07</text:p>
          </table:table-cell>
          <table:table-cell table:formula="of:=([.B2]-[.C5])/2" office:value-type="float" office:value="0.0035" calcext:value-type="float">
            <text:p>0,0035</text:p>
          </table:table-cell>
          <table:table-cell table:number-columns-repeated="2"/>
          <table:table-cell table:formula="of:=[.B2]-[.C5]" office:value-type="float" office:value="0.00700000000000001" calcext:value-type="float">
            <text:p>0,007</text:p>
          </table:table-cell>
          <table:table-cell table:formula="of:=0.285-0.233" office:value-type="float" office:value="0.052" calcext:value-type="float">
            <text:p>0,052</text:p>
          </table:table-cell>
          <table:table-cell table:formula="of:=AVERAGE([.M2:.N2])" office:value-type="float" office:value="0.0295" calcext:value-type="float">
            <text:p>0,0295</text:p>
          </table:table-cell>
          <table:table-cell table:formula="of:=[.O2]/0.285" office:value-type="float" office:value="0.103508771929825" calcext:value-type="float">
            <text:p>0,103508771929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285" calcext:value-type="float">
            <text:p>0,285</text:p>
          </table:table-cell>
          <table:table-cell/>
          <table:table-cell office:value-type="float" office:value="0.283" calcext:value-type="float">
            <text:p>0,283</text:p>
          </table:table-cell>
          <table:table-cell office:value-type="float" office:value="0.282" calcext:value-type="float">
            <text:p>0,282</text:p>
          </table:table-cell>
          <table:table-cell table:number-columns-repeated="2"/>
          <table:table-cell table:formula="of:=([.B2]-[.D5])/2" office:value-type="float" office:value="0.0035" calcext:value-type="float">
            <text:p>0,00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48" calcext:value-type="float">
            <text:p>0,248</text:p>
          </table:table-cell>
          <table:table-cell office:value-type="float" office:value="0.247" calcext:value-type="float">
            <text:p>0,247</text:p>
          </table:table-cell>
          <table:table-cell/>
          <table:table-cell office:value-type="float" office:value="0.233" calcext:value-type="float">
            <text:p>0,233</text:p>
          </table:table-cell>
          <table:table-cell office:value-type="float" office:value="0.262" calcext:value-type="float">
            <text:p>0,262</text:p>
          </table:table-cell>
          <table:table-cell table:number-columns-repeated="2"/>
          <table:table-cell table:formula="of:=-([.F2]-[.F5])/2" office:value-type="float" office:value="0.0015" calcext:value-type="float">
            <text:p>0,0015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0.278" calcext:value-type="float">
            <text:p>0,278</text:p>
          </table:table-cell>
          <table:table-cell/>
          <table:table-cell office:value-type="float" office:value="0.285" calcext:value-type="float">
            <text:p>0,285</text:p>
          </table:table-cell>
          <table:table-cell office:value-type="float" office:value="0.279" calcext:value-type="float">
            <text:p>0,279</text:p>
          </table:table-cell>
          <table:table-cell table:number-columns-repeated="2"/>
          <table:table-cell table:formula="of:=([.F2]-[.G5])/2" office:value-type="float" office:value="0.0015" calcext:value-type="float">
            <text:p>0,0015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stanze(mm)</text:p>
          </table:table-cell>
          <table:table-cell table:number-columns-repeated="15"/>
        </table:table-row>
        <table:table-row table:style-name="ro1">
          <table:table-cell office:value-type="float" office:value="10.225" calcext:value-type="float">
            <text:p>10,225</text:p>
          </table:table-cell>
          <table:table-cell office:value-type="float" office:value="0.247" calcext:value-type="float">
            <text:p>0,247</text:p>
          </table:table-cell>
          <table:table-cell table:number-columns-repeated="14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78" calcext:value-type="float">
            <text:p>0,278</text:p>
          </table:table-cell>
          <table:table-cell table:number-columns-repeated="14"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285" calcext:value-type="float">
            <text:p>0,285</text:p>
          </table:table-cell>
          <table:table-cell table:number-columns-repeated="8"/>
          <table:table-cell office:value-type="float" office:value="10.225" calcext:value-type="float">
            <text:p>10,225</text:p>
          </table:table-cell>
          <table:table-cell office:value-type="float" office:value="0.233" calcext:value-type="float">
            <text:p>0,2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,285</text:p>
          </table:table-cell>
          <table:table-cell table:number-columns-repeated="8"/>
          <table:table-cell office:value-type="float" office:value="7.1" calcext:value-type="float">
            <text:p>7,1</text:p>
          </table:table-cell>
          <table:table-cell office:value-type="float" office:value="0.285" calcext:value-type="float">
            <text:p>0,285</text:p>
          </table:table-cell>
          <table:table-cell table:number-columns-repeated="4"/>
        </table:table-row>
        <table:table-row table:style-name="ro1">
          <table:table-cell office:value-type="float" office:value="-4.15" calcext:value-type="float">
            <text:p>-4,15</text:p>
          </table:table-cell>
          <table:table-cell office:value-type="float" office:value="0.285" calcext:value-type="float">
            <text:p>0,285</text:p>
          </table:table-cell>
          <table:table-cell table:number-columns-repeated="8"/>
          <table:table-cell office:value-type="float" office:value="4.15" calcext:value-type="float">
            <text:p>4,15</text:p>
          </table:table-cell>
          <table:table-cell office:value-type="float" office:value="0.283" calcext:value-type="float">
            <text:p>0,283</text:p>
          </table:table-cell>
          <table:table-cell table:number-columns-repeated="4"/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0.278" calcext:value-type="float">
            <text:p>0,27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,282</text:p>
          </table:table-cell>
          <table:table-cell table:number-columns-repeated="4"/>
        </table:table-row>
        <table:table-row table:style-name="ro1">
          <table:table-cell office:value-type="float" office:value="-10.225" calcext:value-type="float">
            <text:p>-10,225</text:p>
          </table:table-cell>
          <table:table-cell office:value-type="float" office:value="0.248" calcext:value-type="float">
            <text:p>0,248</text:p>
          </table:table-cell>
          <table:table-cell table:number-columns-repeated="8"/>
          <table:table-cell office:value-type="float" office:value="-4.15" calcext:value-type="float">
            <text:p>-4,15</text:p>
          </table:table-cell>
          <table:table-cell office:value-type="float" office:value="0.282" calcext:value-type="float">
            <text:p>0,28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-7.1" calcext:value-type="float">
            <text:p>-7,1</text:p>
          </table:table-cell>
          <table:table-cell office:value-type="float" office:value="0.279" calcext:value-type="float">
            <text:p>0,27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-10.225" calcext:value-type="float">
            <text:p>-10,225</text:p>
          </table:table-cell>
          <table:table-cell office:value-type="float" office:value="0.262" calcext:value-type="float">
            <text:p>0,2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5:39:16.54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9:52:49.175000000</meta:creation-date>
    <meta:generator>LibreOffice/6.1.2.1$Windows_X86_64 LibreOffice_project/65905a128db06ba48db947242809d14d3f9a93fe</meta:generator>
    <dc:date>2019-02-12T17:20:58.453000000</dc:date>
    <meta:editing-duration>PT32M44S</meta:editing-duration>
    <meta:editing-cycles>4</meta:editing-cycles>
    <meta:document-statistic meta:table-count="1" meta:cell-count="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77cm" svg:y="0.315cm" chart:style-name="ch2">
          <text:p>sx dx</text:p>
        </chart:title>
        <chart:legend chart:legend-position="end" svg:x="13.636cm" svg:y="4.203cm" style:legend-expansion="high" chart:style-name="ch3"/>
        <chart:plot-area chart:style-name="ch4" table:cell-range-address="Foglio1.A9:Foglio1.B15" svg:x="2.155cm" svg:y="0.406cm" svg:width="12.995cm" svg:height="8.681cm">
          <chartooo:coordinate-region svg:x="2.404cm" svg:y="0.645cm" svg:width="12.554cm" svg:height="7.8cm"/>
          <chart:axis chart:dimension="x" chart:name="primary-x" chart:style-name="ch5">
            <chart:title svg:x="8.103cm" svg:y="8.46cm" chart:style-name="ch6">
              <text:p>x (mm)</text:p>
            </chart:title>
          </chart:axis>
          <chart:axis chart:dimension="y" chart:name="primary-y" chart:style-name="ch5">
            <chart:title svg:x="1.295cm" svg:y="5.11cm" chart:style-name="ch7">
              <text:p>B(T)</text:p>
            </chart:title>
            <chart:grid chart:style-name="ch8" chart:class="major"/>
          </chart:axis>
          <chart:series chart:style-name="ch9" chart:values-cell-range-address="Foglio1.B9:Foglio1.B15" chart:class="chart:scatter">
            <chart:domain table:cell-range-address="Foglio1.A9:Foglio1.A15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25">
                <text:p>10.225</text:p>
                <draw:g>
                  <svg:desc>Foglio1.A9:Foglio1.A15</svg:desc>
                </draw:g>
              </table:table-cell>
              <table:table-cell office:value-type="float" office:value="0.247">
                <text:p>0.247</text:p>
                <draw:g>
                  <svg:desc>Foglio1.B9:Foglio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">
                <text:p>7.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5">
                <text:p>4.1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5">
                <text:p>-4.1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">
                <text:p>-7.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225">
                <text:p>-10.225</text:p>
              </table:table-cell>
              <table:table-cell office:value-type="float" office:value="0.248">
                <text:p>0.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scatter" chart:style-name="ch1">
        <chart:title svg:x="6.867cm" svg:y="0.315cm" chart:style-name="ch2">
          <text:p>basso alto</text:p>
        </chart:title>
        <chart:legend chart:legend-position="end" svg:x="13.676cm" svg:y="4.203cm" style:legend-expansion="high" chart:style-name="ch3"/>
        <chart:plot-area chart:style-name="ch4" table:cell-range-address="Foglio1.K11:Foglio1.L17" svg:x="1.31cm" svg:y="1.28cm" svg:width="12.047cm" svg:height="6.579cm">
          <chartooo:coordinate-region svg:x="1.559cm" svg:y="1.478cm" svg:width="11.606cm" svg:height="5.739cm"/>
          <chart:axis chart:dimension="x" chart:name="primary-x" chart:style-name="ch5">
            <chart:title svg:x="6.784cm" svg:y="8.039cm" chart:style-name="ch6">
              <text:p>x (mm)</text:p>
            </chart:title>
          </chart:axis>
          <chart:axis chart:dimension="y" chart:name="primary-y" chart:style-name="ch5">
            <chart:title svg:x="0.451cm" svg:y="4.933cm" chart:style-name="ch7">
              <text:p>B(T)</text:p>
            </chart:title>
            <chart:grid chart:style-name="ch8" chart:class="major"/>
          </chart:axis>
          <chart:series chart:style-name="ch9" chart:values-cell-range-address="Foglio1.L11:Foglio1.L17" chart:class="chart:scatter">
            <chart:domain table:cell-range-address="Foglio1.K11:Foglio1.K1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25">
                <text:p>10.225</text:p>
                <draw:g>
                  <svg:desc>Foglio1.K11:Foglio1.K17</svg:desc>
                </draw:g>
              </table:table-cell>
              <table:table-cell office:value-type="float" office:value="0.233">
                <text:p>0.233</text:p>
                <draw:g>
                  <svg:desc>Foglio1.L11:Foglio1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">
                <text:p>7.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5">
                <text:p>4.1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5">
                <text:p>-4.1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">
                <text:p>-7.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225">
                <text:p>-10.225</text:p>
              </table:table-cell>
              <table:table-cell office:value-type="float" office:value="0.262">
                <text:p>0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